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Title: Conqui, the Fast Little Rabbit</text:span></text:p>
      <text:p text:style-name="Text_20_body">Conqui was a small rabbit who lived near a wide green meadow at the edge of the forest.<text:line-break/>Although Conqui was smaller than the other animals, he was known for his incredible speed.<text:line-break/>Every morning, he raced the wind along the meadow, his paws barely touching the ground.</text:p>
      <text:p text:style-name="Text_20_body">One day, a clever fox challenged Conqui to a race, confident that size and strength would be enough to win.<text:line-break/>Conqui accepted without hesitation. When the race began, the fox sprinted ahead, laughing as Conqui disappeared behind him.</text:p>
      <text:p text:style-name="Text_20_body">Instead of chasing the fox directly, Conqui took a narrow hidden path through the tall grass that only he knew.<text:line-break/>The shortcut allowed him to run freely without obstacles. By the time the fox reached the finish line, tired and breathless, Conqui was already there, calmly eating a carrot.</text:p>
      <text:p text:style-name="Text_20_body">From that day on, the animals of the forest learned that speed, intelligence, and knowing your strengths can overcome size and power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31T02:55:34.647505236</meta:creation-date>
    <dc:date>2025-12-31T02:56:08.752856585</dc:date>
    <meta:editing-duration>PT34S</meta:editing-duration>
    <meta:editing-cycles>1</meta:editing-cycles>
    <meta:document-statistic meta:table-count="0" meta:image-count="0" meta:object-count="0" meta:page-count="1" meta:paragraph-count="5" meta:word-count="163" meta:character-count="953" meta:non-whitespace-character-count="795"/>
    <meta:generator>LibreOffice/25.8.4.2$Linux_X86_64 LibreOffice_project/580$Build-2</meta:generator>
  </office:meta>
</office:document-meta>
</file>